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031"/>
    </style:style>
    <style:style style:name="P2" style:family="paragraph" style:parent-style-name="Standard">
      <style:text-properties officeooo:rsid="0012e031" officeooo:paragraph-rsid="0012e031"/>
    </style:style>
    <style:style style:name="P3" style:family="paragraph" style:parent-style-name="Standard">
      <style:text-properties officeooo:rsid="0016197c" officeooo:paragraph-rsid="0016197c"/>
    </style:style>
    <style:style style:name="P4" style:family="paragraph" style:parent-style-name="Standard">
      <style:text-properties officeooo:rsid="00166675" officeooo:paragraph-rsid="0016667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1c7b"/>
    </style:style>
    <style:style style:name="T3" style:family="text">
      <style:text-properties officeooo:rsid="00144523"/>
    </style:style>
    <style:style style:name="T4" style:family="text">
      <style:text-properties officeooo:rsid="00171c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P2">Have to do Following Task </text:p>
      <text:p text:style-name="P2"/>
      <text:p text:style-name="P2">1. SMTP <text:s text:c="3"/></text:p>
      <text:p text:style-name="P2"/>
      <text:p text:style-name="P2">2. Rasberry pi</text:p>
      <text:p text:style-name="P2"/>
      <text:p text:style-name="P2">3. Monit <text:s text:c="4"/>: Date 2<text:span text:style-name="T1">nd</text:span> <text:s text:c="2"/>Aug <text:s text:c="2"/>to <text:s text:c="2"/><text:span text:style-name="T4">2</text:span><text:span text:style-name="T2">nd</text:span><text:span text:style-name="T4"> Aug</text:span> <text:s text:c="3"/>-<text:span text:style-name="T4">&gt; <text:s/>Completed</text:span></text:p>
      <text:p text:style-name="P2"/>
      <text:p text:style-name="P2">4. CICD STD practices <text:s text:c="2"/>: <text:s text:c="2"/>Date 2<text:span text:style-name="T1">nd</text:span> <text:s text:c="2"/>Aug <text:s/>to <text:s text:c="2"/></text:p>
      <text:p text:style-name="P2"><text:s text:c="2"/></text:p>
      <text:p text:style-name="P2">5. Airflow final setup and documenation <text:s text:c="2"/>: <text:s/>Date 2<text:span text:style-name="T1">nd</text:span> Aug to <text:s/></text:p>
      <text:p text:style-name="P2"><text:s/></text:p>
      <text:p text:style-name="P2">6. <text:s/><text:span text:style-name="T3">Windows Power Shell Automation</text:span></text:p>
      <text:p text:style-name="P2"/>
      <text:p text:style-name="P3">7. nginx worker and master</text:p>
      <text:p text:style-name="P3"/>
      <text:p text:style-name="P4">8 . SonarQub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3:21:29.304432041</meta:creation-date>
    <dc:date>2019-08-07T11:24:25.078050547</dc:date>
    <meta:editing-duration>PT5H27M2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54" meta:character-count="299" meta:non-whitespace-character-count="216"/>
  </office:meta>
</office:document-meta>
</file>